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Mono" officeooo:rsid="0007f115" officeooo:paragraph-rsid="0007f115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0pt" officeooo:rsid="0007f115" officeooo:paragraph-rsid="0007f115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9pt" officeooo:rsid="0007f115" officeooo:paragraph-rsid="0007f11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007f115" officeooo:paragraph-rsid="0007f11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c9211e" style:font-name="Liberation Mono" fo:font-size="9pt" fo:font-weight="bold" officeooo:rsid="0007f115" officeooo:paragraph-rsid="0007f115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9pt" officeooo:rsid="00089142" officeooo:paragraph-rsid="00089142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9pt" officeooo:rsid="0008ba63" officeooo:paragraph-rsid="0008ba63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9pt" officeooo:rsid="0009282c" officeooo:paragraph-rsid="0009282c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9pt" officeooo:rsid="00089142" officeooo:paragraph-rsid="000fef0b" style:font-size-asian="9pt" style:font-size-complex="9pt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08ba63"/>
    </style:style>
    <style:style style:name="T3" style:family="text">
      <style:text-properties officeooo:rsid="000ab8f1"/>
    </style:style>
    <style:style style:name="T4" style:family="text">
      <style:text-properties officeooo:rsid="000fef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c Tac Toe</text:p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Function</text:p>
          </table:table-cell>
          <table:table-cell table:style-name="Table1.A1" office:value-type="string">
            <text:p text:style-name="P9">Variables to</text:p>
          </table:table-cell>
          <table:table-cell table:style-name="Table1.C1" office:value-type="string">
            <text:p text:style-name="P9">Variables returne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player_input</text:p>
          </table:table-cell>
          <table:table-cell table:style-name="Table1.A2" office:value-type="string">
            <text:p text:style-name="P6">display_data, turn</text:p>
          </table:table-cell>
          <table:table-cell table:style-name="Table1.C2" office:value-type="string">
            <text:p text:style-name="P8">selected_list_position</text:p>
          </table:table-cell>
        </table:table-row>
        <table:table-row>
          <table:table-cell table:style-name="Table1.A2" office:value-type="string">
            <text:p text:style-name="P6">update_turn</text:p>
          </table:table-cell>
          <table:table-cell table:style-name="Table1.A2" office:value-type="string">
            <text:p text:style-name="P6"><text:span text:style-name="T3">current_</text:span>turn</text:p>
          </table:table-cell>
          <table:table-cell table:style-name="Table1.C2" office:value-type="string">
            <text:p text:style-name="P8">current_turn <text:span text:style-name="T3">+1</text:span></text:p>
          </table:table-cell>
        </table:table-row>
        <table:table-row>
          <table:table-cell table:style-name="Table1.A2" office:value-type="string">
            <text:p text:style-name="P6">update_data</text:p>
          </table:table-cell>
          <table:table-cell table:style-name="Table1.A2" office:value-type="string">
            <text:p text:style-name="P6">current_turn, selected_list_position,display_data</text:p>
          </table:table-cell>
          <table:table-cell table:style-name="Table1.C2" office:value-type="string">
            <text:p text:style-name="P8">new_display_data</text:p>
          </table:table-cell>
        </table:table-row>
        <table:table-row>
          <table:table-cell table:style-name="Table1.A2" office:value-type="string">
            <text:p text:style-name="P6">display_board</text:p>
          </table:table-cell>
          <table:table-cell table:style-name="Table1.A2" office:value-type="string">
            <text:p text:style-name="P6">new_display_data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game_won_check</text:p>
          </table:table-cell>
          <table:table-cell table:style-name="Table1.A2" office:value-type="string">
            <text:p text:style-name="P6">display_data, ‘ X ‘, <text:span text:style-name="T4">player_token</text:span></text:p>
          </table:table-cell>
          <table:table-cell table:style-name="Table1.C2" office:value-type="string">
            <text:p text:style-name="P8">token_x_won</text:p>
          </table:table-cell>
        </table:table-row>
        <table:table-row>
          <table:table-cell table:style-name="Table1.A2" office:value-type="string">
            <text:p text:style-name="P6">game_won_check</text:p>
          </table:table-cell>
          <table:table-cell table:style-name="Table1.A2" office:value-type="string">
            <text:p text:style-name="P10">display_data, ‘ <text:span text:style-name="T2">O</text:span> ‘, <text:span text:style-name="T4">player_token</text:span></text:p>
          </table:table-cell>
          <table:table-cell table:style-name="Table1.C2" office:value-type="string">
            <text:p text:style-name="P8">token_o_won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4"/>
      <text:p text:style-name="P1"/>
      <text:p text:style-name="P1"/>
      <text:p text:style-name="P3"># set starting variables</text:p>
      <text:p text:style-name="P3">#Initialize variables</text:p>
      <text:p text:style-name="P3"/>
      <text:p text:style-name="P3">print 'initial player', </text:p>
      <text:p text:style-name="P3">turn = 0</text:p>
      <text:p text:style-name="P3">user_input = 0</text:p>
      <text:p text:style-name="P3">list_position = 0</text:p>
      <text:p text:style-name="P3">display_data = [' ',' ',' ',' ',' ',' ',' ',' ',' ']</text:p>
      <text:p text:style-name="P3"/>
      <text:p text:style-name="P3"># update_display_data(UserInputNumber, turn)</text:p>
      <text:p text:style-name="P3"/>
      <text:p text:style-name="P3">display_data = <text:span text:style-name="T1">update_data(turn, list_position,display_data)</text:span></text:p>
      <text:p text:style-name="P5">display_board(display_data)</text:p>
      <text:p text:style-name="P3"/>
      <text:p text:style-name="P3"># THIS IS THE LOOP</text:p>
      <text:p text:style-name="P3">#while game_end = False</text:p>
      <text:p text:style-name="P3"/>
      <text:p text:style-name="P3">selected_list_position = <text:span text:style-name="T1">player_input(display_data, turn)</text:span></text:p>
      <text:p text:style-name="P3">current_turn = <text:span text:style-name="T1">update_turn(turn)</text:span></text:p>
      <text:p text:style-name="P3">new_display_data = <text:span text:style-name="T1">update_data(current_turn, selected_list_position, display_data)</text:span></text:p>
      <text:p text:style-name="P5">display_board(new_display_data)</text:p>
      <text:p text:style-name="P3">token_x_won = <text:span text:style-name="T1">game_won_check(display_data,' X ')</text:span></text:p>
      <text:p text:style-name="P3">token_o_won = <text:span text:style-name="T1">game_won_check(display_data,' O ')</text:span></text:p>
      <text:p text:style-name="P3">print token_x_w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2T15:09:22.529819970</meta:creation-date>
    <dc:date>2020-08-13T18:37:33.799643137</dc:date>
    <meta:editing-duration>PT9H23M32S</meta:editing-duration>
    <meta:editing-cycles>5</meta:editing-cycles>
    <meta:generator>LibreOffice/6.3.5.2$Linux_X86_64 LibreOffice_project/30$Build-2</meta:generator>
    <meta:document-statistic meta:table-count="1" meta:image-count="0" meta:object-count="0" meta:page-count="1" meta:paragraph-count="40" meta:word-count="108" meta:character-count="1007" meta:non-whitespace-character-count="938"/>
  </office:meta>
</office:document-meta>
</file>